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8.29cm"/>
    </style:style>
    <style:style style:name="Table1.B" style:family="table-column">
      <style:table-column-properties style:column-width="9.516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901cm"/>
    </style:style>
    <style:style style:name="Table1.7" style:family="table-row">
      <style:table-row-properties style:min-row-height="1.842cm"/>
    </style:style>
    <style:style style:name="Table1.A7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20" style:family="table-row">
      <style:table-row-properties style:min-row-height="1.686cm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132140"/>
    </style:style>
    <style:style style:name="P3" style:family="paragraph" style:parent-style-name="Text_20_body">
      <style:text-properties fo:language="en" fo:country="US" officeooo:paragraph-rsid="0236bfb0"/>
    </style:style>
    <style:style style:name="P4" style:family="paragraph" style:parent-style-name="Text_20_body">
      <style:text-properties fo:language="en" fo:country="US" officeooo:paragraph-rsid="03318677"/>
    </style:style>
    <style:style style:name="P5" style:family="paragraph" style:parent-style-name="Text_20_body">
      <style:text-properties officeooo:paragraph-rsid="01b5db4a"/>
    </style:style>
    <style:style style:name="P6" style:family="paragraph" style:parent-style-name="Text_20_body">
      <style:text-properties officeooo:paragraph-rsid="036ca320"/>
    </style:style>
    <style:style style:name="P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3b17f7" officeooo:paragraph-rsid="023b17f7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4de04c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e75f4" officeooo:paragraph-rsid="024e75f4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5f2839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65f7e1" officeooo:paragraph-rsid="0265f7e1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32eff3" officeooo:paragraph-rsid="02609493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784932" officeooo:paragraph-rsid="02784932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7d491d" officeooo:paragraph-rsid="027d491d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912a32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94e9a4" officeooo:paragraph-rsid="0294e9a4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97928e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9a45e2" officeooo:paragraph-rsid="029a45e2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9c76d4" officeooo:paragraph-rsid="029c76d4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b5cc9b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be61c0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0c3e53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220062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3448531" officeooo:paragraph-rsid="03448531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61e1cd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36942f0" officeooo:paragraph-rsid="0369e40f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4e75f4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9af6f4" officeooo:paragraph-rsid="029af6f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36942f0" officeooo:paragraph-rsid="036942f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232eff3" officeooo:paragraph-rsid="026185d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265f7e1" officeooo:paragraph-rsid="02fcead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paragraph-rsid="0232768b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2d662ac" officeooo:paragraph-rsid="02d662ac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rsid="029af6f4" officeooo:paragraph-rsid="029af6f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rsid="0265f7e1" officeooo:paragraph-rsid="02fcead3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rsid="0265f7e1" officeooo:paragraph-rsid="0319aa97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232eff3" officeooo:paragraph-rsid="02609493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232eff3" officeooo:paragraph-rsid="026185da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232eff3" officeooo:paragraph-rsid="0264ec99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262e433" officeooo:paragraph-rsid="0262e433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23b17f7" officeooo:paragraph-rsid="023b17f7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paragraph-rsid="025f2839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1cf0764" officeooo:paragraph-rsid="02da7311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paragraph-rsid="02821517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paragraph-rsid="03220062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normal" officeooo:rsid="02c97e39" officeooo:paragraph-rsid="02da731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normal" officeooo:rsid="02cee84e" officeooo:paragraph-rsid="02cee84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47e5db"/>
    </style:style>
    <style:style style:name="P5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4e75f4"/>
    </style:style>
    <style:style style:name="P5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65f7e1" officeooo:paragraph-rsid="0265f7e1"/>
    </style:style>
    <style:style style:name="P5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30c3e53"/>
    </style:style>
    <style:style style:name="P57" style:family="paragraph" style:parent-style-name="Standard">
      <style:paragraph-properties fo:margin-left="0cm" fo:margin-right="0cm" fo:margin-top="0cm" fo:margin-bottom="0cm" style:contextual-spacing="true" fo:text-indent="0cm" style:auto-text-indent="false" fo:background-color="#ffffff">
        <style:background-image/>
      </style:paragraph-properties>
      <style:text-properties style:font-name="Liberation Serif" fo:font-size="12pt" officeooo:rsid="02393fef" officeooo:paragraph-rsid="02393fef" fo:background-color="#ffffff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true" fo:text-indent="0cm" style:auto-text-indent="false" fo:background-color="#ffffff">
        <style:background-image/>
      </style:paragraph-properties>
      <style:text-properties style:font-name="Liberation Serif" fo:font-size="12pt" fo:font-weight="bold" officeooo:rsid="023b17f7" officeooo:paragraph-rsid="023b17f7" fo:background-color="#ffffff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60" style:family="paragraph" style:parent-style-name="Text_20_body">
      <style:paragraph-properties fo:margin-left="0cm" fo:margin-right="0cm" fo:margin-top="0cm" fo:margin-bottom="0cm" style:contextual-spacing="true" style:line-height-at-least="0.873cm" fo:widows="1" fo:text-indent="0cm" style:auto-text-indent="false"/>
      <style:text-properties officeooo:paragraph-rsid="030c3e53"/>
    </style:style>
    <style:style style:name="P61" style:family="paragraph" style:parent-style-name="Text_20_body">
      <style:paragraph-properties fo:margin-left="0cm" fo:margin-right="0cm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62" style:family="paragraph" style:parent-style-name="Text_20_body">
      <style:paragraph-properties fo:margin-left="0cm" fo:margin-right="0cm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6c1455" officeooo:paragraph-rsid="026c1455" style:font-size-asian="12pt" style:font-size-complex="12pt"/>
    </style:style>
    <style:style style:name="P63" style:family="paragraph" style:parent-style-name="Text_20_body">
      <style:paragraph-properties fo:margin-left="0cm" fo:margin-right="0cm" style:line-height-at-least="0.873cm" fo:widows="1" fo:text-indent="0cm" style:auto-text-indent="false"/>
      <style:text-properties officeooo:paragraph-rsid="025f2839"/>
    </style:style>
    <style:style style:name="P64" style:family="paragraph" style:parent-style-name="Text_20_body">
      <style:paragraph-properties fo:margin-left="0cm" fo:margin-right="0cm" style:line-height-at-least="0.873cm" fo:widows="1" fo:text-indent="0cm" style:auto-text-indent="false"/>
      <style:text-properties officeooo:paragraph-rsid="030c3e53"/>
    </style:style>
    <style:style style:name="P65" style:family="paragraph" style:parent-style-name="Text_20_body">
      <style:paragraph-properties fo:margin-left="0cm" fo:margin-right="0cm" style:line-height-at-least="0.873cm" fo:widows="1" fo:text-indent="0cm" style:auto-text-indent="false"/>
      <style:text-properties style:font-name="Liberation Serif" fo:font-size="12pt" style:font-size-asian="12pt" style:font-size-complex="12pt"/>
    </style:style>
    <style:style style:name="P66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style:font-name="Liberation Mono" fo:font-size="10pt" officeooo:paragraph-rsid="026bc8f5" style:font-size-asian="10pt" style:font-size-complex="10pt"/>
    </style:style>
    <style:style style:name="P67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Liberation Mono" fo:font-weight="bold" style:font-weight-asian="bold" style:font-weight-complex="bold"/>
    </style:style>
    <style:style style:name="P69" style:family="paragraph" style:parent-style-name="Standard">
      <style:paragraph-properties fo:margin-top="0cm" fo:margin-bottom="0cm" style:contextual-spacing="true"/>
      <style:text-properties fo:font-variant="normal" fo:text-transform="none" fo:color="#252525" style:font-name="Liberation Serif" fo:font-size="12pt" fo:letter-spacing="normal" fo:font-style="normal" fo:font-weight="normal" officeooo:paragraph-rsid="02465f70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true"/>
      <style:text-properties fo:font-variant="normal" fo:text-transform="none" fo:color="#252525" style:font-name="Liberation Serif" fo:font-size="12pt" fo:letter-spacing="normal" fo:font-style="normal" fo:font-weight="normal" officeooo:rsid="034697c5" officeooo:paragraph-rsid="034697c5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true"/>
      <style:text-properties fo:font-variant="normal" fo:text-transform="none" fo:color="#252525" style:font-name="Liberation Serif" fo:font-size="12pt" fo:letter-spacing="normal" fo:font-style="normal" fo:font-weight="normal" officeooo:paragraph-rsid="0241d097" style:font-size-asian="12pt" style:font-size-complex="12pt"/>
    </style:style>
    <style:style style:name="P72" style:family="paragraph" style:parent-style-name="Heading_20_1">
      <style:text-properties fo:font-size="13pt" fo:language="en" fo:country="US" officeooo:paragraph-rsid="02386807" style:font-size-asian="13pt" style:font-size-complex="13pt"/>
    </style:style>
    <style:style style:name="P73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74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75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7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78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79" style:family="paragraph" style:parent-style-name="Text_20_body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0" style:family="paragraph" style:parent-style-name="Text_20_body" style:list-style-name="L1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1" style:family="paragraph" style:parent-style-name="Text_20_body" style:list-style-name="L7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82" style:family="paragraph" style:parent-style-name="Text_20_body" style:list-style-name="L8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officeooo:paragraph-rsid="026a9510"/>
    </style:style>
    <style:style style:name="P83" style:family="paragraph" style:parent-style-name="Text_20_body" style:list-style-name="L8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officeooo:paragraph-rsid="026bc8f5"/>
    </style:style>
    <style:style style:name="P84" style:family="paragraph" style:parent-style-name="Text_20_body" style:list-style-name="L10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85" style:family="paragraph" style:parent-style-name="Text_20_body" style:list-style-name="L1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6" style:family="paragraph" style:parent-style-name="Text_20_body" style:list-style-name="L9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26bc8f5" style:font-size-asian="12pt" style:font-size-complex="12pt"/>
    </style:style>
    <style:style style:name="P87" style:family="paragraph" style:parent-style-name="Text_20_body" style:list-style-name="L10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8" style:family="paragraph" style:parent-style-name="Text_20_body" style:list-style-name="L7">
      <style:paragraph-properties fo:margin-top="0cm" fo:margin-bottom="0cm" style:contextual-spacing="false" fo:widows="1" fo:padding="0cm" fo:border="none"/>
    </style:style>
    <style:style style:name="P89" style:family="paragraph" style:parent-style-name="Text_20_body" style:list-style-name="L6">
      <style:paragraph-properties fo:margin-top="0cm" fo:margin-bottom="0cm" style:contextual-spacing="true" style:line-height-at-least="0.873cm" fo:widows="1"/>
      <style:text-properties officeooo:paragraph-rsid="03403ca5"/>
    </style:style>
    <style:style style:name="P90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2" style:family="paragraph" style:parent-style-name="Standard" style:list-style-name="L2">
      <style:paragraph-properties fo:margin-top="0cm" fo:margin-bottom="0cm" style:contextual-spacing="true"/>
      <style:text-properties style:font-name="Liberation Serif" fo:font-size="12pt" style:font-size-asian="12pt" style:font-size-complex="12pt"/>
    </style:style>
    <style:style style:name="P93" style:family="paragraph" style:parent-style-name="Standard" style:list-style-name="L4">
      <style:paragraph-properties fo:margin-top="0cm" fo:margin-bottom="0cm" style:contextual-spacing="true"/>
      <style:text-properties style:font-name="Liberation Serif" fo:font-size="12pt" officeooo:rsid="0262e433" officeooo:paragraph-rsid="0262e433" style:font-size-asian="12pt" style:font-size-complex="12pt"/>
    </style:style>
    <style:style style:name="P94" style:family="paragraph" style:parent-style-name="Standard" style:list-style-name="L2">
      <style:paragraph-properties fo:margin-top="0cm" fo:margin-bottom="0cm" style:contextual-spacing="tru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5" style:family="paragraph" style:parent-style-name="Standard" style:list-style-name="L3">
      <style:paragraph-properties fo:margin-top="0cm" fo:margin-bottom="0cm" style:contextual-spacing="true"/>
      <style:text-properties fo:font-variant="normal" fo:text-transform="none" fo:color="#252525" style:font-name="Liberation Serif" fo:font-size="12pt" fo:letter-spacing="normal" fo:font-style="normal" fo:font-weight="normal" officeooo:paragraph-rsid="03448531" style:font-size-asian="12pt" style:font-size-complex="12pt"/>
    </style:style>
    <style:style style:name="P96" style:family="paragraph" style:parent-style-name="Standard" style:list-style-name="L5">
      <style:paragraph-properties fo:margin-top="0cm" fo:margin-bottom="0cm" style:contextual-spacing="true"/>
      <style:text-properties fo:font-variant="normal" fo:text-transform="none" fo:color="#252525" style:font-name="Liberation Serif" fo:font-size="12pt" fo:letter-spacing="normal" fo:font-style="normal" fo:font-weight="normal" officeooo:paragraph-rsid="031f4a81" style:font-size-asian="12pt" style:font-size-complex="12pt"/>
    </style:style>
    <style:style style:name="P97" style:family="paragraph" style:parent-style-name="Standard" style:list-style-name="L4">
      <style:paragraph-properties fo:margin-top="0cm" fo:margin-bottom="0cm" style:contextual-spacing="true"/>
      <style:text-properties style:font-name="Liberation Mono" fo:font-size="12pt" fo:font-weight="bold" officeooo:rsid="0262e433" officeooo:paragraph-rsid="0262e433" style:font-size-asian="12pt" style:font-weight-asian="bold" style:font-size-complex="12pt" style:font-weight-complex="bold"/>
    </style:style>
    <style:style style:name="P98" style:family="paragraph" style:parent-style-name="Standard" style:list-style-name="L5">
      <style:paragraph-properties fo:margin-top="0cm" fo:margin-bottom="0cm" style:contextual-spacing="true"/>
      <style:text-properties officeooo:paragraph-rsid="0320c85e"/>
    </style:style>
    <style:style style:name="T1" style:family="text">
      <style:text-properties fo:font-weight="bold"/>
    </style:style>
    <style:style style:name="T2" style:family="text">
      <style:text-properties fo:font-weight="bold" officeooo:rsid="001321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140" style:font-weight-asian="bold" style:font-weight-complex="bold"/>
    </style:style>
    <style:style style:name="T5" style:family="text">
      <style:text-properties fo:font-weight="bold" officeooo:rsid="009f12f7" style:font-weight-asian="bold" style:font-weight-complex="bold"/>
    </style:style>
    <style:style style:name="T6" style:family="text">
      <style:text-properties fo:font-weight="bold" officeooo:rsid="01e386dd" style:font-weight-asian="bold" style:font-weight-complex="bold"/>
    </style:style>
    <style:style style:name="T7" style:family="text">
      <style:text-properties fo:font-weight="bold" officeooo:rsid="018f4dcc" style:font-weight-asian="bold" style:font-weight-complex="bold"/>
    </style:style>
    <style:style style:name="T8" style:family="text">
      <style:text-properties fo:font-weight="bold" officeooo:rsid="023b17f7" style:font-weight-asian="bold" style:font-weight-complex="bold"/>
    </style:style>
    <style:style style:name="T9" style:family="text">
      <style:text-properties fo:font-weight="bold" officeooo:rsid="023fa163" style:font-weight-asian="bold" style:font-weight-complex="bold"/>
    </style:style>
    <style:style style:name="T10" style:family="text">
      <style:text-properties fo:font-weight="bold" officeooo:rsid="02d662ac" style:font-weight-asian="bold" style:font-weight-complex="bold"/>
    </style:style>
    <style:style style:name="T11" style:family="text">
      <style:text-properties fo:font-weight="bold" officeooo:rsid="03448531" style:font-weight-asian="bold" style:font-weight-complex="bold"/>
    </style:style>
    <style:style style:name="T12" style:family="text">
      <style:text-properties fo:font-weight="bold" officeooo:rsid="02b5cc9b" style:font-weight-asian="bold" style:font-weight-complex="bold"/>
    </style:style>
    <style:style style:name="T13" style:family="text">
      <style:text-properties fo:font-weight="bold" officeooo:rsid="0265f7e1" style:font-weight-asian="bold" style:font-weight-complex="bold"/>
    </style:style>
    <style:style style:name="T14" style:family="text">
      <style:text-properties fo:font-weight="bold" officeooo:rsid="023fa163"/>
    </style:style>
    <style:style style:name="T15" style:family="text">
      <style:text-properties fo:font-weight="bold" officeooo:rsid="03318677"/>
    </style:style>
    <style:style style:name="T16" style:family="text">
      <style:text-properties fo:font-weight="bold" officeooo:rsid="03321eb9"/>
    </style:style>
    <style:style style:name="T17" style:family="text">
      <style:text-properties fo:font-weight="bold" officeooo:rsid="034cd495"/>
    </style:style>
    <style:style style:name="T18" style:family="text">
      <style:text-properties officeooo:rsid="00132140"/>
    </style:style>
    <style:style style:name="T19" style:family="text">
      <style:text-properties officeooo:rsid="009f12f7"/>
    </style:style>
    <style:style style:name="T20" style:family="text">
      <style:text-properties officeooo:rsid="010a130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3pt" fo:font-weight="bold" officeooo:rsid="00132140" style:font-size-asian="13pt" style:font-weight-asian="bold" style:font-size-complex="13pt" style:font-weight-complex="bold"/>
    </style:style>
    <style:style style:name="T23" style:family="text">
      <style:text-properties officeooo:rsid="018ccf2f"/>
    </style:style>
    <style:style style:name="T24" style:family="text">
      <style:text-properties officeooo:rsid="01cd8366"/>
    </style:style>
    <style:style style:name="T25" style:family="text">
      <style:text-properties officeooo:rsid="0232768b"/>
    </style:style>
    <style:style style:name="T26" style:family="text">
      <style:text-properties officeooo:rsid="0236bfb0"/>
    </style:style>
    <style:style style:name="T27" style:family="text">
      <style:text-properties fo:font-variant="normal" fo:text-transform="none" fo:color="#252525" fo:letter-spacing="normal" fo:font-style="normal"/>
    </style:style>
    <style:style style:name="T28" style:family="text">
      <style:text-properties fo:font-variant="normal" fo:text-transform="none" fo:color="#252525" fo:letter-spacing="normal" fo:font-style="normal" fo:font-weight="normal"/>
    </style:style>
    <style:style style:name="T29" style:family="text">
      <style:text-properties fo:font-variant="normal" fo:text-transform="none" fo:color="#252525" fo:letter-spacing="normal" fo:font-style="normal" fo:font-weight="normal" officeooo:rsid="02ac1662" style:font-weight-asian="normal" style:font-weight-complex="normal"/>
    </style:style>
    <style:style style:name="T30" style:family="text">
      <style:text-properties fo:font-variant="normal" fo:text-transform="none" fo:color="#252525" fo:letter-spacing="normal" fo:font-style="normal" fo:font-weight="normal" officeooo:rsid="027e8806"/>
    </style:style>
    <style:style style:name="T31" style:family="text">
      <style:text-properties fo:font-variant="normal" fo:text-transform="none" fo:color="#252525" fo:letter-spacing="normal" fo:font-style="normal" fo:font-weight="normal" officeooo:rsid="02ac1662"/>
    </style:style>
    <style:style style:name="T32" style:family="text">
      <style:text-properties fo:font-variant="normal" fo:text-transform="none" fo:color="#252525" fo:letter-spacing="normal" fo:font-style="normal" fo:font-weight="normal" officeooo:rsid="02d295ee"/>
    </style:style>
    <style:style style:name="T33" style:family="text">
      <style:text-properties fo:font-variant="normal" fo:text-transform="none" fo:color="#252525" fo:letter-spacing="normal" fo:font-style="normal" fo:font-weight="normal" officeooo:rsid="0356b0ec"/>
    </style:style>
    <style:style style:name="T34" style:family="text">
      <style:text-properties fo:font-variant="normal" fo:text-transform="none" fo:color="#252525" fo:letter-spacing="normal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252525" fo:letter-spacing="normal" fo:font-style="normal" fo:font-weight="bold" officeooo:rsid="02ac1662" style:font-weight-asian="bold" style:font-weight-complex="bold"/>
    </style:style>
    <style:style style:name="T37" style:family="text">
      <style:text-properties fo:font-variant="normal" fo:text-transform="none" fo:color="#252525" fo:letter-spacing="normal" fo:font-style="normal" officeooo:rsid="02ac1662"/>
    </style:style>
    <style:style style:name="T38" style:family="text">
      <style:text-properties fo:font-variant="normal" fo:text-transform="none" fo:color="#252525" fo:letter-spacing="normal" fo:font-style="italic" fo:font-weight="normal"/>
    </style:style>
    <style:style style:name="T39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252525" style:font-name="Liberation Serif" fo:font-size="12pt" fo:letter-spacing="normal" fo:font-style="normal" fo:font-weight="normal" officeooo:rsid="025f2839" style:font-size-asian="12pt" style:font-size-complex="12pt"/>
    </style:style>
    <style:style style:name="T41" style:family="text">
      <style:text-properties fo:font-variant="normal" fo:text-transform="none" fo:color="#252525" style:font-name="Liberation Serif" fo:font-size="12pt" fo:letter-spacing="normal" fo:font-style="normal" fo:font-weight="normal" officeooo:rsid="031f4a81" style:font-size-asian="12pt" style:font-size-complex="12pt"/>
    </style:style>
    <style:style style:name="T42" style:family="text">
      <style:text-properties fo:font-variant="normal" fo:text-transform="none" fo:color="#252525" style:font-name="Liberation Serif" fo:font-size="12pt" fo:letter-spacing="normal" fo:font-style="normal" fo:font-weight="normal" officeooo:rsid="02d903b7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52525" style:font-name="Liberation Serif" fo:font-size="12pt" fo:letter-spacing="normal" fo:font-style="normal" fo:font-weight="normal" officeooo:rsid="02d18b5f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52525" style:font-name="Liberation Serif" fo:font-size="12pt" fo:letter-spacing="normal" fo:font-style="normal" fo:font-weight="normal" officeooo:rsid="02cee84e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52525" style:font-name="Liberation Serif" fo:font-size="12pt" fo:letter-spacing="normal" fo:font-style="normal" fo:font-weight="bold" officeooo:rsid="035b2cbd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252525" style:font-name="Liberation Serif" fo:letter-spacing="normal" fo:font-style="normal" fo:font-weight="normal"/>
    </style:style>
    <style:style style:name="T48" style:family="text">
      <style:text-properties fo:font-variant="normal" fo:text-transform="none" fo:color="#252525" style:font-name="Liberation Serif" fo:letter-spacing="normal" fo:font-style="normal" fo:font-weight="normal" officeooo:rsid="025d8174"/>
    </style:style>
    <style:style style:name="T49" style:family="text">
      <style:text-properties fo:font-variant="normal" fo:text-transform="none" fo:color="#252525" style:font-name="Liberation Serif" fo:letter-spacing="normal" fo:font-style="normal" fo:font-weight="normal" officeooo:rsid="026185da"/>
    </style:style>
    <style:style style:name="T50" style:family="text">
      <style:text-properties fo:font-variant="normal" fo:text-transform="none" fo:color="#252525" style:font-name="Liberation Serif" fo:letter-spacing="normal" fo:font-style="normal" fo:font-weight="normal" officeooo:rsid="026239be"/>
    </style:style>
    <style:style style:name="T51" style:family="text">
      <style:text-properties fo:font-variant="normal" fo:text-transform="none" fo:color="#252525" style:font-name="Liberation Serif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252525" style:font-name="Liberation Serif" fo:letter-spacing="normal" fo:font-style="normal" fo:font-weight="normal" officeooo:rsid="0263ae2b" style:font-weight-asian="normal" style:font-weight-complex="normal"/>
    </style:style>
    <style:style style:name="T53" style:family="text">
      <style:text-properties fo:font-variant="normal" fo:text-transform="none" fo:color="#252525" style:font-name="Liberation Serif" fo:letter-spacing="normal" fo:font-style="normal" fo:font-weight="normal" officeooo:rsid="0264ec99" style:font-weight-asian="normal" style:font-weight-complex="normal"/>
    </style:style>
    <style:style style:name="T54" style:family="text">
      <style:text-properties fo:font-variant="normal" fo:text-transform="none" fo:color="#252525" style:font-name="Liberation Serif" fo:letter-spacing="normal" fo:font-style="normal" fo:font-weight="normal" officeooo:rsid="0263ae2b"/>
    </style:style>
    <style:style style:name="T55" style:family="text">
      <style:text-properties fo:font-variant="normal" fo:text-transform="none" fo:color="#252525" style:font-name="Liberation Serif" fo:letter-spacing="normal" fo:font-style="normal" fo:font-weight="bold" style:font-weight-asian="bold" style:font-weight-complex="bold"/>
    </style:style>
    <style:style style:name="T56" style:family="text">
      <style:text-properties fo:font-variant="normal" fo:text-transform="none" fo:color="#252525" style:font-name="Liberation Serif" fo:letter-spacing="normal" fo:font-style="normal" fo:font-weight="bold" officeooo:rsid="025cd621" style:font-weight-asian="bold" style:font-weight-complex="bold"/>
    </style:style>
    <style:style style:name="T57" style:family="text">
      <style:text-properties fo:font-variant="normal" fo:text-transform="none" fo:color="#252525" style:font-name="Liberation Serif" fo:letter-spacing="normal" fo:font-style="normal" fo:font-weight="bold" officeooo:rsid="0263ae2b" style:font-weight-asian="bold" style:font-weight-complex="bold"/>
    </style:style>
    <style:style style:name="T58" style:family="text">
      <style:text-properties fo:font-variant="normal" fo:text-transform="none" fo:color="#252525" style:font-name="Liberation Serif" fo:letter-spacing="normal" fo:font-style="normal" fo:font-weight="bold" officeooo:rsid="0264ec99" style:font-weight-asian="bold" style:font-weight-complex="bold"/>
    </style:style>
    <style:style style:name="T59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252525" style:font-name="Liberation Mono" fo:font-size="12pt" fo:letter-spacing="normal" fo:font-style="normal" fo:font-weight="bold" officeooo:rsid="025f2839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252525" style:font-name="Liberation Mono" fo:font-size="12pt" fo:letter-spacing="normal" fo:font-style="normal" fo:font-weight="bold" officeooo:rsid="02d7dddd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252525" style:font-name="Liberation Mono" fo:font-size="12pt" fo:letter-spacing="normal" fo:font-style="normal" fo:font-weight="bold" officeooo:rsid="02d903b7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252525" style:font-name="Liberation Mono" fo:letter-spacing="normal" fo:font-style="normal" fo:font-weight="bold" style:font-weight-asian="bold" style:font-weight-complex="bold"/>
    </style:style>
    <style:style style:name="T64" style:family="text">
      <style:text-properties fo:font-variant="normal" fo:text-transform="none" fo:color="#252525" style:font-name="Liberation Mono" fo:letter-spacing="normal" fo:font-style="normal" fo:font-weight="bold" officeooo:rsid="02609493" style:font-weight-asian="bold" style:font-weight-complex="bold"/>
    </style:style>
    <style:style style:name="T65" style:family="text">
      <style:text-properties fo:font-variant="normal" fo:text-transform="none" fo:color="#252525" style:font-name="Liberation Mono" fo:letter-spacing="normal" fo:font-style="normal" fo:font-weight="bold" officeooo:rsid="02ac1662" style:font-weight-asian="bold" style:font-weight-complex="bold"/>
    </style:style>
    <style:style style:name="T66" style:family="text">
      <style:text-properties fo:font-variant="normal" fo:text-transform="none" fo:color="#252525" style:font-name="Liberation Mono" fo:letter-spacing="normal" fo:font-style="normal" fo:font-weight="bold" officeooo:rsid="02da7311" style:font-weight-asian="bold" style:font-weight-complex="bold"/>
    </style:style>
    <style:style style:name="T67" style:family="text">
      <style:text-properties fo:font-variant="normal" fo:text-transform="none" fo:color="#252525" style:font-name="Liberation Mono" fo:letter-spacing="normal" fo:font-style="normal" fo:font-weight="bold" officeooo:rsid="0322baae" style:font-weight-asian="bold" style:font-weight-complex="bold"/>
    </style:style>
    <style:style style:name="T68" style:family="text">
      <style:text-properties fo:font-variant="normal" fo:text-transform="none" fo:color="#252525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T69" style:family="text">
      <style:text-properties style:font-weight-asian="normal" style:font-weight-complex="normal"/>
    </style:style>
    <style:style style:name="T70" style:family="text">
      <style:text-properties officeooo:rsid="034672bd" style:font-weight-asian="normal" style:font-weight-complex="normal"/>
    </style:style>
    <style:style style:name="T71" style:family="text">
      <style:text-properties officeooo:rsid="036b15d4" style:font-weight-asian="normal" style:font-weight-complex="normal"/>
    </style:style>
    <style:style style:name="T72" style:family="text">
      <style:text-properties officeooo:rsid="0242be3e"/>
    </style:style>
    <style:style style:name="T73" style:family="text">
      <style:text-properties officeooo:rsid="024de04c"/>
    </style:style>
    <style:style style:name="T74" style:family="text">
      <style:text-properties style:font-name="Liberation Mono" fo:font-weight="bold" style:font-weight-asian="bold" style:font-weight-complex="bold"/>
    </style:style>
    <style:style style:name="T75" style:family="text">
      <style:text-properties style:font-name="Liberation Mono" fo:font-weight="bold" officeooo:rsid="010a130a" style:font-weight-asian="bold" style:font-weight-complex="bold"/>
    </style:style>
    <style:style style:name="T76" style:family="text">
      <style:text-properties style:font-name="Liberation Mono" fo:font-weight="bold" officeooo:rsid="010c049c" style:font-weight-asian="bold" style:font-weight-complex="bold"/>
    </style:style>
    <style:style style:name="T77" style:family="text">
      <style:text-properties officeooo:rsid="026c4f81"/>
    </style:style>
    <style:style style:name="T78" style:family="text">
      <style:text-properties style:font-name="Liberation Serif" style:font-weight-asian="normal" style:font-weight-complex="normal"/>
    </style:style>
    <style:style style:name="T79" style:family="text">
      <style:text-properties style:font-name="Liberation Serif" fo:font-weight="bold" style:font-weight-asian="bold" style:font-weight-complex="bold"/>
    </style:style>
    <style:style style:name="T80" style:family="text">
      <style:text-properties style:font-name="Liberation Serif" fo:font-size="12pt" fo:font-weight="normal" officeooo:rsid="0319aa97" style:font-size-asian="10.5pt" style:font-weight-asian="normal" style:font-size-complex="12pt" style:font-weight-complex="normal"/>
    </style:style>
    <style:style style:name="T81" style:family="text">
      <style:text-properties style:font-name="Liberation Serif" fo:font-size="12pt" fo:font-weight="normal" officeooo:rsid="031c9ece" style:font-size-asian="10.5pt" style:font-weight-asian="normal" style:font-size-complex="12pt" style:font-weight-complex="normal"/>
    </style:style>
    <style:style style:name="T82" style:family="text">
      <style:text-properties style:font-name="Liberation Serif" fo:font-size="12pt" officeooo:rsid="0319aa97" style:font-size-asian="10.5pt" style:font-size-complex="12pt"/>
    </style:style>
    <style:style style:name="T83" style:family="text">
      <style:text-properties style:font-name="Liberation Serif" fo:font-size="12pt" officeooo:rsid="031c9ece" style:font-size-asian="10.5pt" style:font-size-complex="12pt"/>
    </style:style>
    <style:style style:name="T84" style:family="text">
      <style:text-properties officeooo:rsid="02b5cc9b"/>
    </style:style>
    <style:style style:name="T85" style:family="text">
      <style:text-properties officeooo:rsid="02d662ac"/>
    </style:style>
    <style:style style:name="T86" style:family="text">
      <style:text-properties officeooo:rsid="02fa19b9"/>
    </style:style>
    <style:style style:name="T87" style:family="text">
      <style:text-properties officeooo:rsid="02fcead3"/>
    </style:style>
    <style:style style:name="T88" style:family="text">
      <style:text-properties officeooo:rsid="0317ec7f"/>
    </style:style>
    <style:style style:name="T89" style:family="text">
      <style:text-properties officeooo:rsid="03448531"/>
    </style:style>
    <style:style style:name="T90" style:family="text">
      <style:text-properties officeooo:rsid="0360de23"/>
    </style:style>
    <style:style style:name="T91" style:family="text">
      <style:text-properties officeooo:rsid="036182fd"/>
    </style:style>
    <style:style style:name="T92" style:family="text">
      <style:text-properties officeooo:rsid="00371e2f"/>
    </style:style>
    <style:style style:name="T93" style:family="text">
      <style:text-properties officeooo:rsid="0263684f"/>
    </style:style>
    <style:style style:name="T94" style:family="text">
      <style:text-properties officeooo:rsid="002d4cf0"/>
    </style:style>
    <style:style style:name="T95" style:family="text">
      <style:text-properties officeooo:rsid="002f4af5"/>
    </style:style>
    <style:style style:name="T96" style:family="text">
      <style:text-properties officeooo:rsid="001cd72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1"><text:bookmark text:name="firstHeading"/><text:span text:style-name="T3">Python</text:span>/C2<text:span text:style-name="T4">/</text:span><text:span text:style-name="T8">Other-types-of-plots</text:span>/English</text:h>
      <text:p text:style-name="P2"/>
      <text:section text:style-name="Sect1" text:name="bodyContent">
        <text:p text:style-name="Text_20_body"/>
        <text:section text:style-name="Sect1" text:name="contentSub">
          <text:p text:style-name="Text_20_body"/>
        </text:section>
      </text:section>
      <text:section text:style-name="Sect2" text:name="mw-content-text">
        <text:p text:style-name="P3"><text:span text:style-name="T1">Title of script</text:span>: <text:span text:style-name="T4"><text:s/></text:span><text:span text:style-name="T8">Other types of plots</text:span><text:span text:style-name="T22">. </text:span></text:p>
        <text:p text:style-name="P4"><text:span text:style-name="T1">Author: </text:span><text:span text:style-name="T15">Anoop Jacob Thomas, </text:span><text:span text:style-name="T2">Thirumalesh H S</text:span></text:p>
        <text:p text:style-name="P1"><text:span text:style-name="T1">Keywords: </text:span><text:span text:style-name="T4">Python</text:span><text:span text:style-name="T2">, </text:span><text:span text:style-name="T4">IPython</text:span><text:span text:style-name="T2">, </text:span><text:span text:style-name="T17">pylab, </text:span><text:span text:style-name="T14">scatter </text:span><text:span text:style-name="T5">plot</text:span><text:span text:style-name="T6">, </text:span><text:span text:style-name="T9">matplotlib help</text:span></text:p>
        <text:p text:style-name="Text_20_body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8">Visual Cue</text:p>
            </table:table-cell>
            <table:table-cell table:style-name="Table1.A1" office:value-type="string">
              <text:p text:style-name="P48">Narration</text:p>
            </table:table-cell>
          </table:table-row>
          <table:table-row>
            <table:table-cell table:style-name="Table1.A1" office:value-type="string">
              <text:p text:style-name="P38">S<text:span text:style-name="T18">how slide </text:span></text:p>
              <text:p text:style-name="P38"/>
            </table:table-cell>
            <table:table-cell table:style-name="Table1.A1" office:value-type="string">
              <text:p text:style-name="P38">Hello <text:span text:style-name="T26">f</text:span>riends. <text:span text:style-name="T19">W</text:span>elcome to the tutorial on <text:span text:style-name="T8">Other types of plots</text:span></text:p>
            </table:table-cell>
          </table:table-row>
          <table:table-row>
            <table:table-cell table:style-name="Table1.A1" office:value-type="string">
              <text:p text:style-name="P38">Show slide <text:s/></text:p>
              <text:p text:style-name="P38"><text:span text:style-name="T23">O</text:span>bjectives </text:p>
              <text:p text:style-name="P38"/>
            </table:table-cell>
            <table:table-cell table:style-name="Table1.A1" office:value-type="string">
              <text:p text:style-name="P59">At the end of this tutorial, you will be able to - </text:p>
              <text:list xml:id="list1098075133417303369" text:style-name="L1">
                <text:list-item>
                  <text:p text:style-name="P80">Create <text:span text:style-name="T3">scatter plot</text:span></text:p>
                </text:list-item>
                <text:list-item>
                  <text:p text:style-name="P85">Create<text:span text:style-name="T3"> log-log plots</text:span></text:p>
                </text:list-item>
              </text:list>
              <text:p text:style-name="P38"/>
            </table:table-cell>
          </table:table-row>
          <table:table-row>
            <table:table-cell table:style-name="Table1.A4" office:value-type="string">
              <text:p text:style-name="P38">S<text:span text:style-name="T18">how slide</text:span></text:p>
              <text:p text:style-name="P38">System <text:span text:style-name="T24">Specifications</text:span> </text:p>
            </table:table-cell>
            <table:table-cell table:style-name="Table1.A4" office:value-type="string">
              <text:p text:style-name="P38">To record this tutorial, I am using </text:p>
              <text:list xml:id="list2822892978630612886" text:style-name="L2">
                <text:list-item>
                  <text:p text:style-name="P92"><text:span text:style-name="T1">Ubuntu Linux 14.04</text:span> operating system</text:p>
                </text:list-item>
                <text:list-item>
                  <text:p text:style-name="P94">Python 2.7.6</text:p>
                </text:list-item>
                <text:list-item>
                  <text:p text:style-name="P92"><text:span text:style-name="T3">IPython</text:span><text:span text:style-name="T1"> </text:span><text:span text:style-name="T16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8">Show slide</text:p>
              <text:p text:style-name="P38">Pre-requisites</text:p>
            </table:table-cell>
            <table:table-cell table:style-name="Table1.A4" office:value-type="string">
              <text:p text:style-name="P25">To practice this tutorial, you should know how to</text:p>
              <text:list xml:id="list914796346314747360" text:style-name="L3">
                <text:list-item>
                  <text:p text:style-name="P95"><text:span text:style-name="T89">run basic </text:span><text:span text:style-name="T11">Python</text:span><text:span text:style-name="T89"> </text:span><text:span text:style-name="T11">commands</text:span><text:span text:style-name="T89"> on the </text:span><text:span text:style-name="T11">ipython</text:span><text:span text:style-name="T89"> </text:span><text:span text:style-name="T11">console</text:span></text:p>
                </text:list-item>
                <text:list-item>
                  <text:p text:style-name="P95"><text:span text:style-name="T69">Load</text:span><text:span text:style-name="T3"> data </text:span><text:span text:style-name="T69">from</text:span><text:span text:style-name="T3"> files </text:span><text:span text:style-name="T70">and </text:span><text:span text:style-name="T3">Plot data</text:span>.</text:p>
                </text:list-item>
              </text:list>
              <text:p text:style-name="P70">If not, see the pre-requisite Python tutorials on this website.</text:p>
            </table:table-cell>
          </table:table-row>
          <table:table-row table:style-name="Table1.6">
            <table:table-cell table:style-name="Table1.A1" office:value-type="string">
              <text:p text:style-name="P38">[Terminal]</text:p>
              <text:p text:style-name="P53"><text:span text:style-name="T20">ipython</text:span> --<text:span text:style-name="T19">pylab</text:span></text:p>
              <text:p text:style-name="P38"/>
            </table:table-cell>
            <table:table-cell table:style-name="Table1.A1" office:value-type="string">
              <text:p text:style-name="P38"><text:span text:style-name="T25">Let us f</text:span>irst open the <text:span text:style-name="T3">Terminal </text:span><text:span text:style-name="T21">by pressing </text:span><text:span text:style-name="T3">Ctrl+Alt+</text:span><text:span text:style-name="T7">T</text:span><text:span text:style-name="T3"> </text:span><text:span text:style-name="T21">keys simultaneously</text:span>. </text:p>
              <text:p text:style-name="P38"/>
              <text:p text:style-name="P38"><text:span text:style-name="T25">Now, t</text:span>ype <text:span text:style-name="T75">ip</text:span><text:span text:style-name="T74">ython </text:span><text:span text:style-name="T76">--</text:span><text:span text:style-name="T74">pylab</text:span> and press <text:span text:style-name="T3">Enter</text:span>. </text:p>
            </table:table-cell>
          </table:table-row>
          <table:table-row table:style-name="Table1.7">
            <table:table-cell table:style-name="Table1.A7" office:value-type="string">
              <text:p text:style-name="P57">Show Slide</text:p>
              <text:p text:style-name="P58">Scatter plot</text:p>
            </table:table-cell>
            <table:table-cell table:style-name="Table1.A7" office:value-type="string">
              <text:p text:style-name="P69">In a <text:span text:style-name="T3">scatter</text:span> <text:span text:style-name="T3">plot</text:span>, the data is displayed as a collection of points. </text:p>
              <text:p text:style-name="P69"/>
              <text:p text:style-name="P69"><text:span text:style-name="T72">E</text:span>ach point determines it's position on the <text:span text:style-name="T88">x</text:span> and <text:span text:style-name="T88">y</text:span> ax<text:span text:style-name="T88">e</text:span>s </text:p>
              <text:p text:style-name="P71"/>
            </table:table-cell>
          </table:table-row>
          <table:table-row>
            <table:table-cell table:style-name="Table1.A1" office:value-type="string">
              <text:p text:style-name="P43">Show Slide</text:p>
              <text:p text:style-name="P43">Exercise 1</text:p>
            </table:table-cell>
            <table:table-cell table:style-name="Table1.A1" office:value-type="string">
              <text:p text:style-name="P51"><text:span text:style-name="T39">Plot a </text:span><text:span text:style-name="T45">scatter</text:span><text:span text:style-name="T39"> </text:span><text:span text:style-name="T45">plot</text:span><text:span text:style-name="T39"> showing the percentage profit of a company A from the year 2000-2010. </text:span></text:p>
              <text:p text:style-name="P51"/>
              <text:p text:style-name="P51"><text:span text:style-name="T39">The data for the same is available in the </text:span><text:span text:style-name="T45">file</text:span><text:span text:style-name="T39"> </text:span><text:span text:style-name="Teletype"><text:span text:style-name="T45">company-a-data.txt</text:span></text:span><text:span text:style-name="T39">.</text:span></text:p>
            </table:table-cell>
          </table:table-row>
          <text:soft-page-break/>
          <table:table-row>
            <table:table-cell table:style-name="Table1.A7" office:value-type="string">
              <text:p text:style-name="P8">[File browser]</text:p>
              <text:p text:style-name="P7">Open the <text:span text:style-name="T3">file</text:span> <text:span text:style-name="T3">company-a-data.txt</text:span> and show the content</text:p>
            </table:table-cell>
            <table:table-cell table:style-name="Table1.A7" office:value-type="string">
              <text:p text:style-name="P27">Keep the file <text:s/><text:span text:style-name="T13">company-a-data.txt </text:span><text:span text:style-name="T69">in the present working directory. </text:span><text:span text:style-name="T71">Open it</text:span></text:p>
              <text:p text:style-name="P9"/>
              <text:p text:style-name="P9">The data file has two <text:span text:style-name="T86">columns</text:span> with a set of values in each <text:span text:style-name="T86">column</text:span>.</text:p>
              <text:p text:style-name="P9"/>
              <text:p text:style-name="P9"><text:span text:style-name="T73">T</text:span>he first line represen<text:span text:style-name="T90">ts</text:span> years. <text:span text:style-name="T90">T</text:span>he second line represent<text:span text:style-name="T91">s</text:span> the profit percentages.</text:p>
            </table:table-cell>
          </table:table-row>
          <table:table-row>
            <table:table-cell table:style-name="Table1.A4" office:value-type="string">
              <text:p text:style-name="P10"/>
              <text:p text:style-name="P10">[IPython Terminal]</text:p>
              <text:p text:style-name="P10"/>
              <text:p text:style-name="P67">year, profit = loadtxt('company-a-data.txt', <text:span text:style-name="T87">unpack = True</text:span>)</text:p>
              <text:p text:style-name="P54"/>
            </table:table-cell>
            <table:table-cell table:style-name="Table1.A4" office:value-type="string">
              <text:p text:style-name="P28">To produce the scatter plot, </text:p>
              <text:p text:style-name="P30"/>
              <text:p text:style-name="P52"><text:span text:style-name="T39">we first need to load the data from the file using </text:span><text:span text:style-name="Teletype"><text:span text:style-name="T59">loadtxt</text:span></text:span><text:span text:style-name="Teletype"><text:span text:style-name="T39"> </text:span></text:span><text:span text:style-name="T39">command.</text:span></text:p>
              <text:p text:style-name="P12">Type</text:p>
              <text:p text:style-name="P55"/>
              <text:p text:style-name="P32">year, profit = loadtxt('company-a-data.txt', <text:span text:style-name="T87">unpack = True</text:span>)</text:p>
              <text:p text:style-name="P36"/>
              <text:p text:style-name="P37"><text:span text:style-name="T87">unpack = True --&gt; </text:span><text:span text:style-name="T82">returns</text:span><text:span text:style-name="T80"> the </text:span><text:span text:style-name="T82">transposed </text:span><text:span text:style-name="T83">array </text:span><text:span text:style-name="T81">of </text:span><text:span text:style-name="T83">data</text:span></text:p>
            </table:table-cell>
          </table:table-row>
          <table:table-row>
            <table:table-cell table:style-name="Table1.A4" office:value-type="string">
              <text:p text:style-name="P11">Show Slide </text:p>
              <text:p text:style-name="P63"><text:span text:style-name="Teletype"><text:span text:style-name="T59">scatter</text:span></text:span><text:span text:style-name="Teletype"><text:span text:style-name="T60">()</text:span></text:span><text:span text:style-name="Teletype"><text:span text:style-name="T40"> </text:span></text:span><text:span text:style-name="T39">function</text:span></text:p>
              <text:p text:style-name="P44"/>
            </table:table-cell>
            <table:table-cell table:style-name="Table1.A4" office:value-type="string">
              <text:p text:style-name="P39"><text:span text:style-name="Teletype"><text:span text:style-name="T63">scatter</text:span></text:span><text:span text:style-name="Teletype"><text:span text:style-name="T64">() </text:span></text:span><text:span text:style-name="Teletype"><text:span text:style-name="T56">function</text:span></text:span><text:span text:style-name="T47"> </text:span><text:span text:style-name="T48">is used </text:span><text:span text:style-name="T47">to generate the </text:span><text:span text:style-name="T55">scatter</text:span><text:span text:style-name="T47"> </text:span><text:span text:style-name="T55">graph</text:span><text:span text:style-name="T47"> </text:span></text:p>
              <text:p text:style-name="P13"/>
              <text:p text:style-name="P42"><text:span text:style-name="T47">Syntax: </text:span><text:span text:style-name="T63">scatter(x, y)</text:span></text:p>
              <text:list xml:id="list3999700220697149398" text:style-name="L4">
                <text:list-item>
                  <text:p text:style-name="P93"><text:span text:style-name="T63">x – </text:span><text:span text:style-name="T51">a sequence of data</text:span></text:p>
                </text:list-item>
                <text:list-item>
                  <text:p text:style-name="P97"><text:span text:style-name="T27">y – </text:span><text:span text:style-name="T51">a sequence of data having same length as that of </text:span><text:span text:style-name="T27">x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8">[IPython Terminal]</text:p>
              <text:p text:style-name="P38"/>
              <text:p text:style-name="P33">scatter(year, profit)</text:p>
            </table:table-cell>
            <table:table-cell table:style-name="Table1.A4" office:value-type="string">
              <text:p text:style-name="P41"><text:span text:style-name="T54">Let us use </text:span><text:span text:style-name="Teletype"><text:span text:style-name="T63">scatter</text:span></text:span><text:span text:style-name="Teletype"><text:span text:style-name="T64">() </text:span></text:span><text:span text:style-name="Teletype"><text:span text:style-name="T57">function </text:span></text:span><text:span text:style-name="Teletype"><text:span text:style-name="T52">to </text:span></text:span><text:span text:style-name="Teletype"><text:span text:style-name="T57">plot scatter graph </text:span></text:span><text:span text:style-name="Teletype"><text:span text:style-name="T52">for </text:span></text:span><text:span text:style-name="Teletype"><text:span text:style-name="T53">data stored in </text:span></text:span><text:span text:style-name="Teletype"><text:span text:style-name="T57">year </text:span></text:span><text:span text:style-name="Teletype"><text:span text:style-name="T52">and</text:span></text:span><text:span text:style-name="Teletype"><text:span text:style-name="T57"> profit. </text:span></text:span></text:p>
              <text:p text:style-name="P41"/>
              <text:p text:style-name="P41"><text:span text:style-name="Teletype"><text:span text:style-name="T53">Type scatter(year, profit) in the console and press </text:span></text:span><text:span text:style-name="Teletype"><text:span text:style-name="T58">Enter.</text:span></text:span></text:p>
              <text:p text:style-name="P41"/>
              <text:p text:style-name="P41"><text:span text:style-name="T47">Notice that we passed two arguments to </text:span><text:span text:style-name="Teletype"><text:span text:style-name="T63">scatter() </text:span></text:span><text:span text:style-name="T47">function.</text:span></text:p>
              <text:p text:style-name="P40"><text:span text:style-name="T49">F</text:span><text:span text:style-name="T47">irst one </text:span><text:span text:style-name="T49">being</text:span><text:span text:style-name="T47"> the values in x-coordinate – </text:span><text:span text:style-name="T55">year.</text:span></text:p>
              <text:p text:style-name="P31"/>
              <text:p text:style-name="P40"><text:span text:style-name="T50">Second</text:span><text:span text:style-name="T47"> the values in y-coordinate, the </text:span><text:span text:style-name="T55">profit</text:span><text:span text:style-name="T47"> </text:span><text:span text:style-name="T55">percentage</text:span><text:span text:style-name="T47">.</text:span></text:p>
            </table:table-cell>
          </table:table-row>
          <table:table-row>
            <table:table-cell table:style-name="Table1.A4" office:value-type="string">
              <text:p text:style-name="P43">Show Slide</text:p>
              <text:p text:style-name="P43">Exercise 2</text:p>
            </table:table-cell>
            <table:table-cell table:style-name="Table1.A4" office:value-type="string">
              <text:p text:style-name="P16"/>
              <text:p text:style-name="P16">Pause the video here, try out the following exercise and resume the video.</text:p>
              <text:p text:style-name="P16"/>
              <text:p text:style-name="P21"><text:span text:style-name="T84">Read the documentation of scatter. </text:span><text:span text:style-name="T12">P</text:span><text:span text:style-name="T3">lot</text:span> a scatter plot of the same data in <text:span text:style-name="T3">company-a-data.txt</text:span> with red diamond markers.</text:p>
              <text:p text:style-name="P21"/>
            </table:table-cell>
          </table:table-row>
          <table:table-row>
            <table:table-cell table:style-name="Table1.A4" office:value-type="string">
              <text:p text:style-name="P17">[IPython Terminal]</text:p>
              <text:p text:style-name="P17"/>
              <text:p text:style-name="P67"><text:soft-page-break/>clf()</text:p>
              <text:p text:style-name="P67">scatter(year,profit,color='r',marker='d')</text:p>
              <text:p text:style-name="P54"/>
            </table:table-cell>
            <table:table-cell table:style-name="Table1.A4" office:value-type="string">
              <text:p text:style-name="P20">Solution to Exercise 2</text:p>
              <text:p text:style-name="P20"/>
              <text:p text:style-name="P19"><text:soft-page-break/>Clear the <text:span text:style-name="T3">plot window </text:span><text:span text:style-name="T69">by typing </text:span><text:span text:style-name="T74">clf() </text:span><text:span text:style-name="T78">in the console and press </text:span><text:span text:style-name="T79">Enter</text:span></text:p>
              <text:p text:style-name="P19"/>
              <text:p text:style-name="P29">Type </text:p>
              <text:p text:style-name="P35">scatter(year,profit,color='r',marker='d')</text:p>
              <text:p text:style-name="P18"/>
              <text:p text:style-name="P18">Thus, we got our scatter plot. </text:p>
              <text:p text:style-name="P18"/>
              <text:p text:style-name="P18">Now let us see another kind of plot, the pie chart, for the same data.</text:p>
            </table:table-cell>
          </table:table-row>
          <table:table-row>
            <table:table-cell table:style-name="Table1.A4" office:value-type="string">
              <text:p text:style-name="P22">Show Slide </text:p>
              <text:p text:style-name="P22"><text:span text:style-name="T3">log-log </text:span>graph</text:p>
              <text:p text:style-name="P38"/>
            </table:table-cell>
            <table:table-cell table:style-name="Table1.A4" office:value-type="string">
              <text:p text:style-name="P46"/>
              <text:p text:style-name="P47"><text:span text:style-name="T28">A </text:span><text:span text:style-name="T35">log-log plot</text:span><text:span text:style-name="T28"> is</text:span></text:p>
              <text:p text:style-name="P24"><text:s/></text:p>
              <text:list xml:id="list1517547548078243965" text:style-name="L5">
                <text:list-item>
                  <text:p text:style-name="P96">two-dimensional graph of numerical data.</text:p>
                </text:list-item>
                <text:list-item>
                  <text:p text:style-name="P98"><text:span text:style-name="T41">it</text:span><text:span text:style-name="T39"> uses </text:span><text:span text:style-name="T45">logarithmic</text:span><text:span text:style-name="T39"> </text:span><text:span text:style-name="T45">scales</text:span><text:span text:style-name="T39"> on both <text:s/></text:span><text:span text:style-name="T45">axes</text:span><text:span text:style-name="T39">.</text:span></text:p>
                </text:list-item>
                <text:list-item>
                  <text:p text:style-name="P98"><text:span text:style-name="T43">G</text:span><text:span text:style-name="T44">raph appears as straight line due to non-linear scaling</text:span></text:p>
                </text:list-item>
              </text:list>
              <text:p text:style-name="P50"/>
            </table:table-cell>
          </table:table-row>
          <table:table-row>
            <table:table-cell table:style-name="Table1.A4" office:value-type="string">
              <text:p text:style-name="P23">Show Slide </text:p>
              <text:p text:style-name="P64"><text:span text:style-name="Teletype"><text:span text:style-name="T59">loglog()</text:span></text:span><text:span text:style-name="Teletype"><text:span text:style-name="T45"> </text:span></text:span><text:span text:style-name="T45">function</text:span></text:p>
              <text:p text:style-name="P23"/>
            </table:table-cell>
            <table:table-cell table:style-name="Table1.A4" office:value-type="string">
              <text:p text:style-name="P56"><text:span text:style-name="T46">S</text:span><text:span text:style-name="T45">yntax</text:span></text:p>
              <text:p text:style-name="P60"><text:span text:style-name="Teletype"><text:span text:style-name="T59">loglog(</text:span></text:span><text:span text:style-name="Teletype"><text:span text:style-name="T61">x, y</text:span></text:span><text:span text:style-name="Teletype"><text:span text:style-name="T59">)</text:span></text:span></text:p>
              <text:list xml:id="list4880166507609106411" text:style-name="L6">
                <text:list-item>
                  <text:p text:style-name="P89"><text:span text:style-name="Teletype"><text:span text:style-name="T62">x – </text:span></text:span><text:span text:style-name="Teletype"><text:span text:style-name="T42">a sequence of data</text:span></text:span></text:p>
                </text:list-item>
                <text:list-item>
                  <text:p text:style-name="P89"><text:span text:style-name="Teletype"><text:span text:style-name="T62">y – </text:span></text:span><text:span text:style-name="Teletype"><text:span text:style-name="T42">a sequence of data, having the same length of </text:span></text:span><text:span text:style-name="Teletype"><text:span text:style-name="T62">x</text:span>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7">Show Slide</text:p>
              <text:p text:style-name="P65"><text:span text:style-name="T32">Exercise</text:span><text:span text:style-name="T28"> </text:span><text:span text:style-name="T33">3</text:span></text:p>
            </table:table-cell>
            <table:table-cell table:style-name="Table1.A4" office:value-type="string">
              <text:p text:style-name="P38"><text:span text:style-name="T28">Plot </text:span><text:span text:style-name="T30">a </text:span><text:span text:style-name="T34">log-log</text:span><text:span text:style-name="T38"> </text:span><text:span text:style-name="T35">chart</text:span><text:span text:style-name="T28"> of </text:span><text:span text:style-name="T63">y = 5</text:span><text:span text:style-name="T67">(into)</text:span><text:span text:style-name="T63">x</text:span><text:span text:style-name="T67">(cube)</text:span><text:span text:style-name="T28"> for </text:span><text:span text:style-name="T63">x</text:span><text:span text:style-name="T28"> from 1-20.</text:span></text:p>
            </table:table-cell>
          </table:table-row>
          <table:table-row>
            <table:table-cell table:style-name="Table1.A4" office:value-type="string">
              <text:p text:style-name="P15">[IPython Terminal]</text:p>
              <text:p text:style-name="P15"/>
              <text:p text:style-name="P68">x = linspace(1,20,100)</text:p>
              <text:p text:style-name="P68">y = 5*x**3</text:p>
              <text:p text:style-name="P38"/>
            </table:table-cell>
            <table:table-cell table:style-name="Table1.A4" office:value-type="string">
              <text:p text:style-name="P26">Before we actually plot let us calculate the points needed for that. </text:p>
              <text:p text:style-name="P26"/>
              <text:p text:style-name="P26"><text:span text:style-name="T85">Type</text:span><text:span text:style-name="T10"> </text:span></text:p>
              <text:p text:style-name="P34">x = linspace(1,20,100)</text:p>
              <text:p text:style-name="P34">y = 5*x**3</text:p>
            </table:table-cell>
          </table:table-row>
          <table:table-row>
            <table:table-cell table:style-name="Table1.A4" office:value-type="string">
              <text:p text:style-name="P14">[IPython Terminal]</text:p>
              <text:p text:style-name="P68">clf()</text:p>
              <text:p text:style-name="P68">loglog(x,y)</text:p>
              <text:p text:style-name="P38"/>
            </table:table-cell>
            <table:table-cell table:style-name="Table1.A4" office:value-type="string">
              <text:p text:style-name="P45"><text:span text:style-name="T31">Clear the </text:span><text:span text:style-name="T36">plot window </text:span><text:span text:style-name="T29">by typing </text:span><text:span text:style-name="T65">clf()</text:span></text:p>
              <text:p text:style-name="P45"/>
              <text:p text:style-name="P49"><text:span text:style-name="T37">T</text:span><text:span text:style-name="T27">ype </text:span><text:span text:style-name="T66">loglog</text:span><text:span text:style-name="T63">(</text:span><text:span text:style-name="T66">x</text:span><text:span text:style-name="T63">, </text:span><text:span text:style-name="T66">y</text:span><text:span text:style-name="T63">)</text:span></text:p>
            </table:table-cell>
          </table:table-row>
          <table:table-row table:style-name="Table1.20">
            <table:table-cell table:style-name="Table1.A4" office:value-type="string">
              <text:p text:style-name="P7">Show Slide </text:p>
              <text:p text:style-name="P61">Summary </text:p>
              <text:p text:style-name="P38"/>
            </table:table-cell>
            <table:table-cell table:style-name="Table1.A4" office:value-type="string">
              <text:p text:style-name="P7">This brings us to the end of this tutorial. In this tutorial we learnt to,</text:p>
              <text:p text:style-name="P7"/>
              <text:list xml:id="list6222948375087214414" text:style-name="L7">
                <text:list-item>
                  <text:p text:style-name="P81"><text:span text:style-name="T39">Plot a </text:span><text:span text:style-name="T45">scatter</text:span><text:span text:style-name="T39"> </text:span><text:span text:style-name="T45">plot</text:span><text:span text:style-name="T39"> using </text:span><text:span text:style-name="Teletype"><text:span text:style-name="T59">scatter()</text:span></text:span><text:span text:style-name="Teletype"><text:span text:style-name="T39"> </text:span></text:span><text:span text:style-name="T39">function</text:span></text:p>
                </text:list-item>
              </text:list>
              <text:p text:style-name="P79"/>
              <text:list xml:id="list151458103193710" text:continue-numbering="true" text:style-name="L7">
                <text:list-item>
                  <text:p text:style-name="P88"><text:span text:style-name="T39">Plot a </text:span><text:span text:style-name="T45">log-log graph</text:span><text:span text:style-name="T39"> using </text:span><text:span text:style-name="Teletype"><text:span text:style-name="T59">loglog()</text:span></text:span><text:span text:style-name="Teletype"><text:span text:style-name="T39"> </text:span></text:span><text:span text:style-name="T39">function</text:span></text:p>
                </text:list-item>
              </text:list>
            </table:table-cell>
          </table:table-row>
          <text:soft-page-break/>
          <table:table-row table:style-name="Table1.20">
            <table:table-cell table:style-name="Table1.A4" office:value-type="string">
              <text:p text:style-name="P7">Show Slide </text:p>
              <text:p text:style-name="P62">Assignment</text:p>
              <text:p text:style-name="P7"/>
            </table:table-cell>
            <table:table-cell table:style-name="Table1.A4" office:value-type="string">
              <text:p text:style-name="P7">Here are some self assessment questions for you to solve.</text:p>
              <text:list xml:id="list5277427673532171570" text:style-name="L8">
                <text:list-item>
                  <text:p text:style-name="P82"><text:span text:style-name="Teletype"><text:span text:style-name="T68">scatter(x, y, color='blue', marker='d')</text:span></text:span><text:span text:style-name="Teletype"><text:span text:style-name="T39"> </text:span></text:span></text:p>
                  <text:p text:style-name="P83"><text:span text:style-name="T39">and </text:span><text:span text:style-name="Teletype"><text:span text:style-name="T68">plot(x, y, color='b', marker='d')<text:line-break/></text:span></text:span><text:span text:style-name="T39">does exactly the same.?</text:span></text:p>
                </text:list-item>
              </text:list>
              <text:list xml:id="list987419078667419773" text:style-name="L9">
                <text:list-item>
                  <text:p text:style-name="P86">True</text:p>
                </text:list-item>
                <text:list-item>
                  <text:p text:style-name="P86">False</text:p>
                </text:list-item>
              </text:list>
              <text:p text:style-name="P66"/>
            </table:table-cell>
          </table:table-row>
          <table:table-row table:style-name="Table1.20">
            <table:table-cell table:style-name="Table1.A4" office:value-type="string">
              <text:p text:style-name="P7">Show Slide </text:p>
              <text:p text:style-name="P61">Solution <text:span text:style-name="T77">to</text:span> <text:span text:style-name="T77">assignment</text:span></text:p>
              <text:p text:style-name="P7"/>
            </table:table-cell>
            <table:table-cell table:style-name="Table1.A4" office:value-type="string">
              <text:p text:style-name="P7">And the answers,</text:p>
              <text:list xml:id="list8610377519900800236" text:style-name="L10">
                <text:list-item>
                  <text:p text:style-name="P84"><text:span text:style-name="T45">False</text:span><text:span text:style-name="T39">. Both functions do not produce the same kind of plot.</text:span></text:p>
                  <text:p text:style-name="P87"/>
                </text:list-item>
              </text:list>
            </table:table-cell>
          </table:table-row>
          <table:table-row>
            <table:table-cell table:style-name="Table1.A1" office:value-type="string">
              <text:p text:style-name="P90">Show Slide</text:p>
              <text:p text:style-name="P90">Forum</text:p>
            </table:table-cell>
            <table:table-cell table:style-name="Table1.A1" office:value-type="string">
              <text:p text:style-name="P91">Please post your timed queries in this forum.</text:p>
            </table:table-cell>
          </table:table-row>
          <table:table-row>
            <table:table-cell table:style-name="Table1.A7" office:value-type="string">
              <text:p text:style-name="P90">Show Slide</text:p>
              <text:p text:style-name="P90">Fossee Forum</text:p>
            </table:table-cell>
            <table:table-cell table:style-name="Table1.A7" office:value-type="string">
              <text:p text:style-name="P91">Please post your general queries on Python in this forum.</text:p>
            </table:table-cell>
          </table:table-row>
          <table:table-row>
            <table:table-cell table:style-name="Table1.A7" office:value-type="string">
              <text:p text:style-name="P90">Show Slide</text:p>
              <text:p text:style-name="P90">Textbook Companion</text:p>
            </table:table-cell>
            <table:table-cell table:style-name="Table1.A7" office:value-type="string">
              <text:p text:style-name="P91">FOSSEE team coordinates the TBC project.</text:p>
            </table:table-cell>
          </table:table-row>
          <table:table-row>
            <table:table-cell table:style-name="Table1.A7" office:value-type="string">
              <text:p text:style-name="P90">Show Slide</text:p>
              <text:p text:style-name="P90">Acknowledgment</text:p>
              <text:p text:style-name="P90">http://spoken-tutorial.org</text:p>
            </table:table-cell>
            <table:table-cell table:style-name="Table1.A7" office:value-type="string">
              <text:p text:style-name="P91">Spoken Tutorial Project is funded by NMEICT, MHRD, Govt. of India.</text:p>
              <text:p text:style-name="P91">For more details, visit this website.</text:p>
            </table:table-cell>
          </table:table-row>
          <table:table-row>
            <table:table-cell table:style-name="Table1.A7" office:value-type="string">
              <text:p text:style-name="P90">Previous slide</text:p>
            </table:table-cell>
            <table:table-cell table:style-name="Table1.A7" office:value-type="string">
              <text:p text:style-name="P91">This is _________ from IIT Bombay (or FOSSEE, if you wish) signing off.</text:p>
              <text:p text:style-name="P91">Thank you.</text:p>
            </table:table-cell>
          </table:table-row>
        </table:table>
        <text:section text:style-name="Sect1" text:name="ContributionCredits">
          <text:h text:style-name="Heading_20_2" text:outline-level="2"/>
          <text:p text:style-name="P6"/>
          <text:p text:style-name="Text_20_body"/>
          <text:p text:style-name="P5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5T15:14:57.523863091</dc:date>
    <meta:editing-duration>PT20H53M10S</meta:editing-duration>
    <meta:editing-cycles>865</meta:editing-cycles>
    <meta:generator>LibreOffice/4.2.8.2$Linux_X86_64 LibreOffice_project/420m0$Build-2</meta:generator>
    <meta:document-statistic meta:table-count="1" meta:image-count="0" meta:object-count="0" meta:page-count="4" meta:paragraph-count="136" meta:word-count="740" meta:character-count="4408" meta:non-whitespace-character-count="3789"/>
  </office:meta>
</office:document-meta>
</file>